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181780CC1BE7FBAB026.png" manifest:media-type="image/png"/>
  <manifest:file-entry manifest:full-path="Pictures/100000000000029A0000019A2D90A6FB4E7E0E58.png" manifest:media-type="image/png"/>
  <manifest:file-entry manifest:full-path="Pictures/100000000000029A0000019A2B0B4B1F4B39DBE1.png" manifest:media-type="image/png"/>
  <manifest:file-entry manifest:full-path="Pictures/10000000000001FF000002EF2E039E90C5C63134.png" manifest:media-type="image/png"/>
  <manifest:file-entry manifest:full-path="Pictures/100000000000029A0000019AFAAB3AA21BE58505.png" manifest:media-type="image/png"/>
  <manifest:file-entry manifest:full-path="Pictures/100000000000029A0000019A70621CFDE3CCF552.png" manifest:media-type="image/png"/>
  <manifest:file-entry manifest:full-path="Pictures/10000000000001FF000002EFCB4C482488F79E6B.png" manifest:media-type="image/png"/>
  <manifest:file-entry manifest:full-path="Pictures/10000000000003BD000002CA3ED44EF6C0D42D1D.png" manifest:media-type="image/png"/>
  <manifest:file-entry manifest:full-path="Pictures/10000000000003BD000002CAA49EC34140E5720F.png" manifest:media-type="image/png"/>
  <manifest:file-entry manifest:full-path="Pictures/10000000000002060000008DFDD8BF57BEA79A4C.png" manifest:media-type="image/png"/>
  <manifest:file-entry manifest:full-path="Pictures/1000000000000223000000E550DBC9DE7D23FA73.png" manifest:media-type="image/png"/>
  <manifest:file-entry manifest:full-path="Pictures/1000000000000242000001FADA5DD0383BEE465E.png" manifest:media-type="image/png"/>
  <manifest:file-entry manifest:full-path="Pictures/10000000000001FF000002EFFFED3FA1CC182C83.png" manifest:media-type="image/png"/>
  <manifest:file-entry manifest:full-path="Pictures/10000000000001FF000002EF2AAE4849BC02DF4C.png" manifest:media-type="image/png"/>
  <manifest:file-entry manifest:full-path="Pictures/10000000000001FF000001EAFE6554191FC9B0F0.png" manifest:media-type="image/png"/>
  <manifest:file-entry manifest:full-path="Pictures/10000000000001FF000002EF70536288011B73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035" officeooo:paragraph-rsid="000a0035"/>
    </style:style>
    <style:style style:name="P2" style:family="paragraph" style:parent-style-name="Standard">
      <style:text-properties officeooo:rsid="000b2ad5" officeooo:paragraph-rsid="000b2ad5"/>
    </style:style>
    <style:style style:name="P3" style:family="paragraph" style:parent-style-name="Standard">
      <style:text-properties officeooo:rsid="000cee3a" officeooo:paragraph-rsid="000cee3a"/>
    </style:style>
    <style:style style:name="P4" style:family="paragraph" style:parent-style-name="Standard">
      <style:text-properties officeooo:rsid="000cee3a" officeooo:paragraph-rsid="000cee3a"/>
    </style:style>
    <style:style style:name="P5" style:family="paragraph" style:parent-style-name="Standard">
      <style:paragraph-properties fo:break-before="page"/>
      <style:text-properties officeooo:rsid="000cee3a" officeooo:paragraph-rsid="000cee3a"/>
    </style:style>
    <style:style style:name="T1" style:family="text">
      <style:text-properties fo:font-variant="normal" fo:text-transform="none" style:font-name="Arial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5" draw:name="Image1" text:anchor-type="char" svg:width="6.9252in" svg:height="4.2634in" draw:z-index="0"><draw:image xlink:href="Pictures/100000000000029A0000019A2B0B4B1F4B39DBE1.png" xlink:type="simple" xlink:show="embed" xlink:actuate="onLoad" draw:mime-type="image/png"/></draw:frame>cvfgdfg</text:p>
      <text:p text:style-name="P1"/>
      <text:p text:style-name="P1"/>
      <text:p text:style-name="P1"><draw:frame draw:style-name="fr5" draw:name="Image2" text:anchor-type="char" svg:width="6.9252in" svg:height="4.2634in" draw:z-index="1"><draw:image xlink:href="Pictures/100000000000029A0000019AFAAB3AA21BE58505.png" xlink:type="simple" xlink:show="embed" xlink:actuate="onLoad" draw:mime-type="image/png"/></draw:frame><text:soft-page-break/>sdf</text:p>
      <text:p text:style-name="P1"/>
      <text:p text:style-name="P2"><draw:frame draw:style-name="fr1" draw:name="Image3" text:anchor-type="char" svg:x="0in" svg:y="0in" svg:width="6.9252in" svg:height="4.2634in" draw:z-index="2"><draw:image xlink:href="Pictures/100000000000029A0000019A2D90A6FB4E7E0E58.png" xlink:type="simple" xlink:show="embed" xlink:actuate="onLoad" draw:mime-type="image/png"/></draw:frame>sd</text:p>
      <text:p text:style-name="P2"/>
      <text:p text:style-name="P2"><text:soft-page-break/></text:p>
      <text:p text:style-name="P3"><draw:frame draw:style-name="fr3" draw:name="Image4" text:anchor-type="char" svg:width="6.9252in" svg:height="4.2634in" draw:z-index="3"><draw:image xlink:href="Pictures/100000000000029A0000019A70621CFDE3CCF552.png" xlink:type="simple" xlink:show="embed" xlink:actuate="onLoad" draw:mime-type="image/png"/></draw:frame>sdsd</text:p>
      <text:p text:style-name="P3"/>
      <text:p text:style-name="P3"><draw:frame draw:style-name="fr2" draw:name="Image5" text:anchor-type="char" svg:width="2.8146in" svg:height="4.1362in" draw:z-index="4"><draw:image xlink:href="Pictures/10000000000001FF000002EFCB4C482488F79E6B.png" xlink:type="simple" xlink:show="embed" xlink:actuate="onLoad" draw:mime-type="image/png"/></draw:frame>sd</text:p>
      <text:p text:style-name="P3">sd</text:p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s://anb0s.github.io/eclox" text:style-name="Internet_20_link" text:visited-style-name="Visited_20_Internet_20_Link"><text:span text:style-name="T1">https://anb0s.github.io/eclox</text:span></text:a> </text:p>
      <text:p text:style-name="P5"><draw:frame draw:style-name="fr4" draw:name="Image6" text:anchor-type="char" svg:width="5.3965in" svg:height="1.4689in" draw:z-index="5"><draw:image xlink:href="Pictures/10000000000002060000008DFDD8BF57BEA79A4C.png" xlink:type="simple" xlink:show="embed" xlink:actuate="onLoad" draw:mime-type="image/png"/></draw:frame><draw:frame draw:style-name="fr3" draw:name="Image7" text:anchor-type="char" svg:width="6.9252in" svg:height="5.1661in" draw:z-index="6"><draw:image xlink:href="Pictures/10000000000003BD000002CA3ED44EF6C0D42D1D.png" xlink:type="simple" xlink:show="embed" xlink:actuate="onLoad" draw:mime-type="image/png"/></draw:frame><draw:frame draw:style-name="fr4" draw:name="Image8" text:anchor-type="char" svg:width="5.6984in" svg:height="2.3854in" draw:z-index="7"><draw:image xlink:href="Pictures/1000000000000223000000E550DBC9DE7D23FA73.png" xlink:type="simple" xlink:show="embed" xlink:actuate="onLoad" draw:mime-type="image/png"/></draw:frame><draw:frame draw:style-name="fr2" draw:name="Image9" text:anchor-type="char" svg:width="6.0217in" svg:height="5.2717in" draw:z-index="8"><draw:image xlink:href="Pictures/1000000000000242000001FADA5DD0383BEE465E.png" xlink:type="simple" xlink:show="embed" xlink:actuate="onLoad" draw:mime-type="image/png"/></draw:frame><draw:frame draw:style-name="fr3" draw:name="Image10" text:anchor-type="char" svg:width="6.9252in" svg:height="5.1661in" draw:z-index="9"><draw:image xlink:href="Pictures/10000000000003BD000002CAA49EC34140E5720F.png" xlink:type="simple" xlink:show="embed" xlink:actuate="onLoad" draw:mime-type="image/png"/></draw:frame><draw:frame draw:style-name="fr2" draw:name="Image11" text:anchor-type="char" svg:width="5.3236in" svg:height="7.8236in" draw:z-index="10"><draw:image xlink:href="Pictures/10000000000001FF000002EFFFED3FA1CC182C83.png" xlink:type="simple" xlink:show="embed" xlink:actuate="onLoad" draw:mime-type="image/png"/></draw:frame><draw:frame draw:style-name="fr1" draw:name="Image12" text:anchor-type="char" svg:x="0.8008in" svg:y="1.1346in" svg:width="5.3236in" svg:height="7.8236in" draw:z-index="11"><draw:image xlink:href="Pictures/10000000000001FF000002EF2AAE4849BC02DF4C.png" xlink:type="simple" xlink:show="embed" xlink:actuate="onLoad" draw:mime-type="image/png"/></draw:frame><draw:frame draw:style-name="fr2" draw:name="Image13" text:anchor-type="char" svg:width="5.3236in" svg:height="5.1047in" draw:z-index="12"><draw:image xlink:href="Pictures/10000000000001FF000001EAFE6554191FC9B0F0.png" xlink:type="simple" xlink:show="embed" xlink:actuate="onLoad" draw:mime-type="image/png"/></draw:frame><draw:frame draw:style-name="fr2" draw:name="Image14" text:anchor-type="char" svg:width="5.3236in" svg:height="7.8236in" draw:z-index="13"><draw:image xlink:href="Pictures/10000000000001FF000002EF2E039E90C5C63134.png" xlink:type="simple" xlink:show="embed" xlink:actuate="onLoad" draw:mime-type="image/png"/></draw:frame><draw:frame draw:style-name="fr2" draw:name="Image15" text:anchor-type="char" svg:width="5.3236in" svg:height="7.8236in" draw:z-index="14"><draw:image xlink:href="Pictures/10000000000001FF000002EF70536288011B73F4.png" xlink:type="simple" xlink:show="embed" xlink:actuate="onLoad" draw:mime-type="image/png"/></draw:frame><draw:frame draw:style-name="fr1" draw:name="Image16" text:anchor-type="char" svg:x="1.4571in" svg:y="1.8307in" svg:width="4.8547in" svg:height="4.0102in" draw:z-index="15"><draw:image xlink:href="Pictures/10000000000001D200000181780CC1BE7FBAB0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7:10:47.407000000</meta:creation-date>
    <dc:date>2020-12-13T00:53:17.040000000</dc:date>
    <meta:editing-duration>PT20M32S</meta:editing-duration>
    <meta:editing-cycles>7</meta:editing-cycles>
    <meta:generator>LibreOffice/7.0.0.3$Windows_X86_64 LibreOffice_project/8061b3e9204bef6b321a21033174034a5e2ea88e</meta:generator>
    <meta:document-statistic meta:table-count="0" meta:image-count="16" meta:object-count="0" meta:page-count="4" meta:paragraph-count="7" meta:word-count="7" meta:character-count="50" meta:non-whitespace-character-count="49"/>
  </office:meta>
</office:document-meta>
</file>